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7f3" officeooo:paragraph-rsid="001267f3"/>
    </style:style>
    <style:style style:name="T1" style:family="text">
      <style:text-properties officeooo:rsid="00131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s made to EZ Block</text:p>
      <text:p text:style-name="P1"/>
      <text:p text:style-name="P1">Changed .basic in line <text:span text:style-name="T1">1 of i2c.py to basic (no “.”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8T12:39:51.173000000</meta:creation-date>
    <dc:date>2021-04-08T12:56:28.517000000</dc:date>
    <meta:editing-duration>PT6M27S</meta:editing-duration>
    <meta:editing-cycles>1</meta:editing-cycles>
    <meta:document-statistic meta:table-count="0" meta:image-count="0" meta:object-count="0" meta:page-count="1" meta:paragraph-count="2" meta:word-count="16" meta:character-count="76" meta:non-whitespace-character-count="62"/>
    <meta:generator>LibreOffice/6.4.0.3$Windows_X86_64 LibreOffice_project/b0a288ab3d2d4774cb44b62f04d5d28733ac6df8</meta:generator>
  </office:meta>
</office:document-meta>
</file>